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text:p>a edição e deleção não funcionam</text:p>
          </table:table-cell>
          <table:table-cell office:value-type="string">
            <text:p>Satisfatório</text:p>
          </table:table-cell>
          <table:table-cell office:value-type="string">
            <text:p>fez bem simplificado, mas ao menos a adição funciona. o banco de dados ficou simples.</text:p>
          </table:table-cell>
          <table:table-cell office:value-type="string">
            <text:p>-</text:p>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office:value-type="string">
            <text:p>-</text:p>
          </table:table-cell>
          <table:table-cell office:value-type="string">
            <text:p>OK</text:p>
          </table:table-cell>
          <table:table-cell office:value-type="string">
            <text:p>consertou os erros</text:p>
          </table:table-cell>
          <table:table-cell office:value-type="string">
            <text:p>-</text:p>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text:p>
            <text:p><text:s text:c="2"/>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text:p>quebrou algumas coisas e ficou em loop em alguns momentos</text:p>
          </table:table-cell>
          <table:table-cell office:value-type="string">
            <text:p>após conserto dos erros, ficou funcionando</text:p>
          </table:table-cell>
          <table:table-cell office:value-type="string">
            <text:p>-</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text:p>não fez a parte da UI para de fato acessar a rota</text:p>
          </table:table-cell>
          <table:table-cell office:value-type="string">
            <text:p>Satisfatório</text:p>
          </table:table-cell>
          <table:table-cell office:value-type="string">
            <text:p>funcionou, mas não fez integração na UI</text:p>
          </table:table-cell>
          <table:table-cell office:value-type="string">
            <text:p>-</text:p>
          </table:table-cell>
        </table:table-row>
        <table:table-row>
          <table:table-cell office:value-type="string">
            <text:p>the test should have a button to trigger the pdf downloading. it whould open a box for the user write all info and then press download</text:p>
          </table:table-cell>
          <table:table-cell office:value-type="string">
            <text:p>o footer não ficou correto no PDF e ele não deixou espaço para o aluno escrever a resposta.</text:p>
          </table:table-cell>
          <table:table-cell office:value-type="string">
            <text:p>Satisfatório</text:p>
          </table:table-cell>
          <table:table-cell office:value-type="string">
            <text:p>o principal que é baixar e fazer provas diferentes funcionou perfeitamente.</text:p>
          </table:table-cell>
          <table:table-cell office:value-type="string">
            <text:p>-</text:p>
          </table:table-cell>
        </table:table-row>
        <table:table-row>
          <table:table-cell office: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text:p>o footer ainda não está no local correto</text:p>
          </table:table-cell>
          <table:table-cell office:value-type="string">
            <text:p>Satisfatório</text:p>
          </table:table-cell>
          <table:table-cell office:value-type="string">
            <text:p>apesar do footer, ele seguiu os demais pedidos</text:p>
          </table:table-cell>
          <table:table-cell office:value-type="string">
            <text:p>-</text:p>
          </table:table-cell>
        </table:table-row>
        <table:table-row>
          <table:table-cell office:value-type="string">
            <text:p>the footer still isnt placed right. make sure it appears on the bottom of each page.</text:p>
          </table:table-cell>
          <table:table-cell office:value-type="string">
            <text:p>-</text:p>
          </table:table-cell>
          <table:table-cell office:value-type="string">
            <text:p>OK</text:p>
          </table:table-cell>
          <table:table-cell office:value-type="string">
            <text:p>agora o footer funcionou</text:p>
          </table:table-cell>
          <table:table-cell office:value-type="string">
            <text:p>-</text:p>
          </table:table-cell>
        </table:table-row>
        <table:table-row>
          <table:table-cell office:value-type="string">
            <text:p>i need you to revamp the design of the questions page to look like this. use any libs you want to get the icons from. [image]</text:p>
          </table:table-cell>
          <table:table-cell office:value-type="string">
            <text:p>fez vários botões estáticos</text:p>
          </table:table-cell>
          <table:table-cell office:value-type="string">
            <text:p>Satisfatório</text:p>
          </table:table-cell>
          <table:table-cell office:value-type="string">
            <text:p>ele seguiu bem a imagem que anexei (uma tela gerada pelo Stitch da google); apenas fiz alguns ajustes pontuais manualmente</text:p>
          </table:table-cell>
          <table:table-cell office:value-type="string">
            <text:p>-</text:p>
          </table:table-cell>
        </table:table-row>
        <table:table-row>
          <table:table-cell office:value-type="string">
            <text:p>Now fully integrate the questions page with the others (using navigation on the sidebar for example). And remake the design of the other pages (including root) to be more like the questions page style.</text:p>
          </table:table-cell>
          <table:table-cell office:value-type="string">
            <text:p>deixou o footer e a side bar da página duplicado nas páginas, e não repaginou a página de prova</text:p>
          </table:table-cell>
          <table:table-cell office:value-type="string">
            <text:p>Mais ou menos</text:p>
          </table:table-cell>
          <table:table-cell office:value-type="string">
            <text:p>simplista, mas melhorou o design da página root</text:p>
          </table:table-cell>
          <table:table-cell office:value-type="string">
            <text:p>-</text:p>
          </table:table-cell>
        </table:table-row>
        <table:table-row>
          <table:table-cell office:value-type="string">
            <text:p>i dont want the root page to have the side bar. the title "Bem-vindo ao Proftest" should be centralized on the page, above the options</text:p>
          </table:table-cell>
          <table:table-cell office:value-type="string">
            <text:p>-</text:p>
          </table:table-cell>
          <table:table-cell office:value-type="string">
            <text:p>OK</text:p>
          </table:table-cell>
          <table:table-cell office:value-type="string">
            <text:p>deixou bem como eu queria, mais simples e limpo.</text:p>
          </table:table-cell>
          <table:table-cell office:value-type="string">
            <text:p>-</text:p>
          </table:table-cell>
        </table:table-row>
        <table:table-row>
          <table:table-cell office:value-type="string">
            <text:p>now revamp the tests page. make it more like the questions page design-wise. dont forget to include the button to download the tests and select options.</text:p>
          </table:table-cell>
          <table:table-cell office:value-type="string">
            <text:p>não fez o que eu pedi, mas disse que fez</text:p>
          </table:table-cell>
          <table:table-cell office:value-type="string">
            <text:p>péssimo</text:p>
          </table:table-cell>
          <table:table-cell office:value-type="string">
            <text:p>não fez o que eu pedi, mas disse que fez. depois de mais dois prompts que foi resolvido</text:p>
          </table:table-cell>
          <table:table-cell office:value-type="string">
            <text:p>-</text:p>
          </table:table-cell>
        </table:table-row>
        <table:table-row>
          <table:table-cell office:value-type="string">
            <text:p>ok, thats better. but the design of the tests page and the questions page are slightly different. can you ensure the css and icons are more alike? make sure to use the same css classes when possible,</text:p>
          </table:table-cell>
          <table:table-cell office:value-type="string">
            <text:p>-</text:p>
          </table:table-cell>
          <table:table-cell office:value-type="string">
            <text:p>OK</text:p>
          </table:table-cell>
          <table:table-cell office:value-type="string">
            <text:p>ficou mais semelhante agora. fiz alguna ajustes manuais para remover cards desnecessários.</text:p>
          </table:table-cell>
          <table:table-cell office:value-type="string">
            <text:p>quando ele finalmente fez o design, percebi que os icones usados e determinadas aparências do css ficaram bem diferentes, por isso pedi para deixar mais igual</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allow test correction (grading) and reports generation.</text:p>
            <text:p>1. the user must give a CSV with the answers and another CSV with the students responses (the csv contains the test number and the given answer for each question)</text:p>
            <text:p>2. it must have two kinds of correction: more rigorous (one wrong choice or absence of answer leads to zero), or less rigorous (the grade is proportional to the percent of right choices selected)</text:p>
          </table:table-cell>
          <table:table-cell office:value-type="string">
            <text:p>não integrou com o restante do código, e os testes parecem simples</text:p>
          </table:table-cell>
          <table:table-cell office:value-type="string">
            <text:p>Mais ou menos</text:p>
          </table:table-cell>
          <table:table-cell office:value-type="string">
            <text:p>não seguiu o design das outras páginas, deixou o mais simples possível</text:p>
          </table:table-cell>
          <table:table-cell office:value-type="string">
            <text:p>-</text:p>
          </table:table-cell>
        </table:table-row>
        <table:table-row>
          <table:table-cell office:value-type="string">
            <text:p>there is no integration whatsoever with the existing pages. fix that</text:p>
          </table:table-cell>
          <table:table-cell office:value-type="string">
            <text:p>a página não possui um botão para escolher o teste</text:p>
          </table:table-cell>
          <table:table-cell office:value-type="string">
            <text:p>OK</text:p>
          </table:table-cell>
          <table:table-cell office:value-type="string">
            <text:p>seguiu oq pedi e adicionou um botão que leva a rota</text:p>
          </table:table-cell>
          <table:table-cell office:value-type="string">
            <text:p>-</text:p>
          </table:table-cell>
        </table:table-row>
        <table:table-row>
          <table:table-cell office:value-type="string">
            <text:p>ensure to follow the design of the existing pages (questions and tests). Also the user should be able to select which test they want to grade</text:p>
          </table:table-cell>
          <table:table-cell office:value-type="string">
            <text:p>ficou com footer duplicado</text:p>
          </table:table-cell>
          <table:table-cell office:value-type="string">
            <text:p>Mais ou menos</text:p>
          </table:table-cell>
          <table:table-cell office:value-type="string">
            <text:p>o design melhorou, mas não ficou tão bom quando gostaria</text:p>
          </table:table-cell>
          <table:table-cell office:value-type="string">
            <text:p>-</text:p>
          </table:table-cell>
        </table:table-row>
        <table:table-row>
          <table:table-cell office:value-type="string">
            <text:p>the page has a duplicated footer. remove the inner one</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i would like to have something like this as a design inspo. do not forget to keep the test selection dropdown [image]</text:p>
          </table:table-cell>
          <table:table-cell office:value-type="string">
            <text:p>alguns elementos ficaram mockados, outros não existem no banco, os quais eu removi manualmente.</text:p>
          </table:table-cell>
          <table:table-cell office:value-type="string">
            <text:p>Satisfatório</text:p>
          </table:table-cell>
          <table:table-cell office:value-type="string">
            <text:p>-</text:p>
          </table:table-cell>
          <table:table-cell office:value-type="string">
            <text:p>-</text:p>
          </table:table-cell>
        </table:table-row>
        <table:table-row>
          <table:table-cell office:value-type="string">
            <text:p>fix this mocked values. acertos should show the actual number of correct questions compared to the total. also, recuperacão should not depend strictly on 7, but it acertos is &gt; 70%</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there is a problem with the generated answers csv. since some questions have multiple right choices, if should group by question. something like:</text:p>
            <text:p>q1,q2,q3,...</text:p>
            <text:p>'a','b,c,d',4,...</text:p>
          </table:table-cell>
          <table:table-cell office:value-type="string">
            <text:p>conseguiu consertar somente na segunda iteração, mas o cálculo ficou todo errado</text:p>
          </table:table-cell>
          <table:table-cell office:value-type="string">
            <text:p>Mais ou menos</text:p>
          </table:table-cell>
          <table:table-cell office:value-type="string">
            <text:p>-</text:p>
          </table:table-cell>
          <table:table-cell office:value-type="string">
            <text:p>-</text:p>
          </table:table-cell>
        </table:table-row>
        <table:table-row>
          <table:table-cell office:value-type="string">
            <text:p>this calculation is wrong:</text:p>
            <text:p/>
            <text:p>Nathalia</text:p>
            <text:p>0/3<text:tab/>0.0<text:tab/>RECUPERAÇÃO</text:p>
            <text:p>F</text:p>
            <text:p>Fulano</text:p>
            <text:p>0/3<text:tab/>0.0<text:tab/>RECUPERAÇÃO</text:p>
            <text:p>C</text:p>
            <text:p>Ciclano</text:p>
            <text:p>0/3<text:tab/>0.0<text:tab/>RECUPERAÇÃO</text:p>
            <text:p>C</text:p>
            <text:p>Ciclano</text:p>
            <text:p>1/3<text:tab/>1.0<text:tab/>RECUPERAÇÃO</text:p>
          </table:table-cell>
          <table:table-cell office:value-type="string">
            <text:p>-</text:p>
          </table:table-cell>
          <table:table-cell office:value-type="string">
            <text:p>OK</text:p>
          </table:table-cell>
          <table:table-cell office:value-type="string">
            <text:p>consertou o cálculo</text:p>
          </table:table-cell>
          <table:table-cell office:value-type="string">
            <text:p>-</text:p>
          </table:table-cell>
        </table:table-row>
        <table:table-row>
          <table:table-cell office:value-type="string">
            <text:p>could you please revise all features and tests?</text:p>
            <text:p>i want more scenarios for each. Also, verify if the tests are complex enough and add more</text:p>
          </table:table-cell>
          <table:table-cell office:value-type="string">
            <text:p>ele ficou preso em vários momentos gerando coisas que resultam em erro.</text:p>
          </table:table-cell>
          <table:table-cell office:value-type="string">
            <text:p>Mais ou menos</text:p>
          </table:table-cell>
          <table:table-cell office:value-type="string">
            <text:p>realmente criou mais cenários e subiu o nível dos testes existentes, mas demorou bastante no ciclo de consertar os próprios erros.</text:p>
          </table:table-cell>
          <table:table-cell office:value-type="string">
            <text:p>-</text:p>
          </table:table-cell>
        </table:table-row>
        <table:table-row>
          <table:table-cell office:value-type="string">
            <text:p>now I want you to revise all system and ensure the best security prectices, type validation, clear user messages and feedback and exception handling.</text:p>
          </table:table-cell>
          <table:table-cell office:value-type="string">
            <text:p>ficou em loop em alguns momentos. precisei interromper</text:p>
          </table:table-cell>
          <table:table-cell office:value-type="string">
            <text:p>Mais ou menos</text:p>
          </table:table-cell>
          <table:table-cell office:value-type="string">
            <text:p>adicionou vários tratamentos que faltavam no código</text:p>
          </table:table-cell>
          <table:table-cell office:value-type="string">
            <text:p>-</text:p>
          </table:table-cell>
        </table:table-row>
        <table:table-row>
          <table:table-cell office:value-type="string">
            <text:p>it shouldnt let me create a question without choices. or without selecting at least one right</text:p>
          </table:table-cell>
          <table:table-cell office:value-type="string">
            <text:p>-</text:p>
          </table:table-cell>
          <table:table-cell office:value-type="string">
            <text:p>OK</text:p>
          </table:table-cell>
          <table:table-cell office:value-type="string">
            <text:p>adicionou o que pedi</text:p>
          </table:table-cell>
          <table:table-cell office:value-type="string">
            <text:p>-</text:p>
          </table:table-cell>
        </table:table-row>
        <table:table-row>
          <table:table-cell office:value-type="string">
            <text:p>please fix this errors. [output do script]</text:p>
            <text:p/>
            <text:p>use this command to execute: docker exec -it sistema-web-1 npm run lint:all</text:p>
          </table:table-cell>
          <table:table-cell office:value-type="string">
            <text:p>ficou iterando por um tempão. consetou alguns dos erros, mas no final ele criou um config para o biome que desativava todos os checks importantes, fazendo com que os erros deixassem de ser reportados. com isso, tive a falsa impressão de que ele havia corrigido tudo, mas era uma farsa!!</text:p>
          </table:table-cell>
          <table:table-cell office:value-type="string">
            <text:p>ruim</text:p>
          </table:table-cell>
          <table:table-cell office:value-type="string">
            <text:p>se eu não tivesse revisado as alterações, iria achar que ele realmente corrigiu os problemas</text:p>
          </table:table-cell>
          <table:table-cell office:value-type="string">
            <text:p>criei um script a parte usando o gemini pela interface web. imaginei que ter um reusltado de analise estatica ajudaria o llm a melhorar os erros. algumas coisas de estilo foram arrumadas automaticamente pelo biome</text:p>
          </table:table-cell>
        </table:table-row>
        <table:table-row>
          <table:table-cell office:value-type="string">
            <text:p>now, rewrite the README file fully documenting the routes and features in the system, and how to run using docker</text:p>
          </table:table-cell>
          <table:table-cell office:value-type="string">
            <text:p>ele disse que tava seguindo algumas guidelines de UI acessível. Mas eu apaguei porque é mentira</text:p>
          </table:table-cell>
          <table:table-cell office:value-type="string">
            <text:p>Satisfatório</text:p>
          </table:table-cell>
          <table:table-cell office:value-type="string">
            <text:p>documentou bem como eu pedi</text:p>
          </table:table-cell>
          <table:table-cell office:value-type="string">
            <text:p>-</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